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d788e" officeooo:paragraph-rsid="001d788e"/>
    </style:style>
    <style:style style:name="P2" style:family="paragraph" style:parent-style-name="Standard">
      <style:paragraph-properties fo:line-height="200%"/>
      <style:text-properties officeooo:rsid="001ebf18" officeooo:paragraph-rsid="001ebf18"/>
    </style:style>
    <style:style style:name="P3" style:family="paragraph" style:parent-style-name="Standard">
      <style:paragraph-properties fo:line-height="200%"/>
      <style:text-properties officeooo:rsid="00206352" officeooo:paragraph-rsid="00206352"/>
    </style:style>
    <style:style style:name="P4" style:family="paragraph" style:parent-style-name="Standard">
      <style:paragraph-properties fo:line-height="200%"/>
      <style:text-properties officeooo:rsid="00206352" officeooo:paragraph-rsid="0027a5c6"/>
    </style:style>
    <style:style style:name="P5" style:family="paragraph" style:parent-style-name="Standard">
      <style:paragraph-properties fo:line-height="200%"/>
      <style:text-properties officeooo:rsid="0022eef2" officeooo:paragraph-rsid="0022eef2"/>
    </style:style>
    <style:style style:name="P6" style:family="paragraph" style:parent-style-name="Standard">
      <style:paragraph-properties fo:line-height="200%"/>
      <style:text-properties officeooo:rsid="0027a5c6" officeooo:paragraph-rsid="0027a5c6"/>
    </style:style>
    <style:style style:name="P7" style:family="paragraph" style:parent-style-name="Standard">
      <style:paragraph-properties fo:line-height="200%"/>
      <style:text-properties officeooo:rsid="0027a5c6" officeooo:paragraph-rsid="0027a5c6"/>
    </style:style>
    <style:style style:name="P8" style:family="paragraph" style:parent-style-name="Standard">
      <style:paragraph-properties fo:line-height="200%"/>
      <style:text-properties officeooo:rsid="002409c3" officeooo:paragraph-rsid="002c07ff"/>
    </style:style>
    <style:style style:name="P9" style:family="paragraph" style:parent-style-name="Standard">
      <style:paragraph-properties fo:line-height="200%"/>
      <style:text-properties officeooo:rsid="002409c3" officeooo:paragraph-rsid="002cdfbf"/>
    </style:style>
    <style:style style:name="T1" style:family="text">
      <style:text-properties officeooo:rsid="00229e88"/>
    </style:style>
    <style:style style:name="T2" style:family="text">
      <style:text-properties officeooo:rsid="002409c3"/>
    </style:style>
    <style:style style:name="T3" style:family="text">
      <style:text-properties officeooo:rsid="0025b672"/>
    </style:style>
    <style:style style:name="T4" style:family="text">
      <style:text-properties officeooo:rsid="0027a5c6"/>
    </style:style>
    <style:style style:name="T5" style:family="text">
      <style:text-properties officeooo:rsid="00292556"/>
    </style:style>
    <style:style style:name="T6" style:family="text">
      <style:text-properties officeooo:rsid="002a7b51"/>
    </style:style>
    <style:style style:name="T7" style:family="text">
      <style:text-properties officeooo:rsid="002c07ff"/>
    </style:style>
    <style:style style:name="T8" style:family="text">
      <style:text-properties officeooo:rsid="002cdf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span text:style-name="T5">3</text:span> Researc<text:span text:style-name="T5">h Maps</text:span></text:p>
      <text:p text:style-name="P4">My <text:span text:style-name="T1">initial </text:span>prototyping used map tiles provided by Mapbox <text:span text:style-name="T8">(9.1 Mapbox)</text:span>. The interface on their website was simple to use and they generated the code required along with the security keys required to insert into your application to gain access. <text:span text:style-name="T3">Mapbox also enabled me to upload features from a csv file and serve them directly on the map they provided. When I first developed a map for testing and prototyping purposes I had an issue with the fact that mapbox </text:span>only allowed for minimal customisation of appearance and I had planned to customise my maps entirely. I had experience developing custom mapping solutions for a number of clients and chose to use Tilemill to develop the map tiles for this application. <text:span text:style-name="T1">Mapbox was also at a disadvantage as far as dependency was concerned, if Mapbox experienced some technical issues my application would be without mapping, whereas if I served map tiles myself, I would be in control of this element of the application.</text:span></text:p>
      <text:p text:style-name="P6">Mapbox have since entirely revamped their mapping offering and a user can customise each and every facet of their map styles. I did run a trial to gauge if I could get up to speed but the sheer volume of choices available meant that I found myself spending far too much time tweaking maps which I already had <text:span text:style-name="T6">almost completely </text:span>prepared in Tilemill. </text:p>
      <text:p text:style-name="P6"/>
      <text:p text:style-name="P6">Making the Tilemill maps</text:p>
      <text:p text:style-name="P4">I downloaded the open street map dataset covering Dublin region and imported them into Tilemill.</text:p>
      <text:p text:style-name="P5">In Tilemill I was able to format the styling of the layers using CartoCSS or 'map style sheets' similar in nature to CSS. I could reduce the number of available zoom levels and restrict the overall map size, thus making the export quicker and optimise the amount of detail for my application.</text:p>
      <text:p text:style-name="P5">I have <text:span text:style-name="T4">enclosed</text:span> the very simple MSS file in appendix 2. <text:span text:style-name="T4">The amount of control possible is staggering and given the chance to revisit, I believe I would spend more time customising the maps to appear at their optimal for each of the 7 zoom levels I accommodated in my application.</text:span></text:p>
      <text:p text:style-name="P5">In order to serve the map <text:span text:style-name="T2">tiles I needed a tileserver. This was relatively straight forward to configure </text:span><text:soft-page-break/><text:span text:style-name="T2">from a simple library available on node.org along with following a tutorial available on www.howtonode.com and combining it with some of my existing web mapping experience.</text:span></text:p>
      <text:p text:style-name="P5"/>
      <text:p text:style-name="P8"><text:span text:style-name="T7">Feature Server</text:span></text:p>
      <text:p text:style-name="P8">The feature server needed to serve details on top of this map was written, once again using a number of online tutorials, from <text:s/>a number of courses, one on openlayers available on www.</text:p>
      <text:p text:style-name="P9"><text:span text:style-name="T8">I went through a couple of tutorials </text:span>on <text:span text:style-name="T8">web mapping with leaflet (9.2 Maptimeboston) (9.3 Andy Moloney) adapted some of the code available from Esri (9.4 Esri).</text:span></text:p>
      <text:p text:style-name="P9"><text:s/>And a number of Node.js tutorials. The feature server took longer to configure correctly due to the fact that I changed my <text:span text:style-name="T7">direction on a number of occasions and there was an element of short term hackery to have parts work in the midst of changes only to find that the effort required to fix them once I had moved the site to a live server was more than originally anticipated. I </text:span></text:p>
      <text:p text:style-name="P3"/>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36:01.503000000</meta:creation-date>
    <dc:date>2016-01-02T18:04:30.867000000</dc:date>
    <meta:editing-duration>PT7H8M14S</meta:editing-duration>
    <meta:editing-cycles>7</meta:editing-cycles>
    <meta:generator>LibreOffice/4.4.6.3$Windows_x86 LibreOffice_project/e8938fd3328e95dcf59dd64e7facd2c7d67c704d</meta:generator>
    <meta:document-statistic meta:table-count="0" meta:image-count="0" meta:object-count="0" meta:page-count="2" meta:paragraph-count="12" meta:word-count="529" meta:character-count="3035" meta:non-whitespace-character-count="2514"/>
  </office:meta>
</office:document-meta>
</file>